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Lucida Sans Unicode1" svg:font-family="'Lucida Sans Unicode'" style:font-family-generic="roman" style:font-pitch="variable"/>
    <style:font-face style:name="Tahoma1"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lajd_5f_wzorzec.-subtitle">
      <style:graphic-properties draw:fill-color="#ffffff" fo:min-height="21cm"/>
    </style:style>
    <style:style style:name="pr2" style:family="presentation" style:parent-style-name="slajd_5f_wzorzec.-notes" style:list-style-name="L1">
      <style:graphic-properties draw:fill-color="#ffffff" draw:auto-grow-height="true" fo:min-height="13.365cm"/>
    </style:style>
    <style:style style:name="pr3" style:family="presentation" style:parent-style-name="slajd_5f_wzorzec.-notes" style:list-style-name="L1">
      <style:graphic-properties draw:fill-color="#ffffff" draw:auto-grow-height="true" fo:min-height="13.365cm"/>
    </style:style>
    <style:style style:name="pr4" style:family="presentation" style:parent-style-name="slajd_5f_wzorzec.-notes" style:list-style-name="L1">
      <style:graphic-properties draw:fill-color="#ffffff" draw:auto-grow-height="true" fo:min-height="13.365cm"/>
    </style:style>
    <style:style style:name="P1" style:family="paragraph">
      <style:paragraph-properties fo:margin-left="1.2cm" fo:margin-right="0cm" fo:text-align="center" fo:text-indent="-0.6cm">
        <style:tab-stops>
          <style:tab-stop style:position="1cm"/>
        </style:tab-stops>
      </style:paragraph-properties>
      <style:text-properties style:font-name="Arial Black1" fo:font-size="54pt" style:font-size-asian="54pt" style:font-size-complex="54pt"/>
    </style:style>
    <style:style style:name="P2" style:family="paragraph">
      <style:paragraph-properties fo:margin-left="0cm" fo:margin-right="0cm" fo:text-align="center" fo:text-indent="0cm">
        <style:tab-stops>
          <style:tab-stop style:position="1cm"/>
        </style:tab-stops>
      </style:paragraph-properties>
      <style:text-properties style:use-window-font-color="true" style:font-name="Arial Black1" fo:font-size="54pt" fo:font-style="normal" fo:font-weight="bold" style:font-size-asian="54pt" style:font-size-complex="54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ab-stops>
          <style:tab-stop style:position="1cm"/>
        </style:tab-stops>
      </style:paragraph-properties>
      <style:text-properties fo:color="#ffffff" style:font-name="Arial Black1" fo:font-size="54pt" fo:font-style="normal" fo:font-weight="bold" style:font-size-asian="54pt" style:font-size-complex="54pt"/>
    </style:style>
    <style:style style:name="P5" style:family="paragraph">
      <style:paragraph-properties fo:margin-left="0cm" fo:margin-right="0cm" fo:text-indent="0cm"/>
      <style:text-properties fo:font-size="20pt"/>
    </style:style>
    <style:style style:name="P6" style:family="paragraph">
      <style:paragraph-properties fo:margin-left="1.2cm" fo:margin-right="0cm" fo:text-align="center" fo:text-indent="-0.6cm">
        <style:tab-stops>
          <style:tab-stop style:position="1cm"/>
        </style:tab-stops>
      </style:paragraph-properties>
      <style:text-properties style:font-name="Arial Black" fo:font-size="54pt" style:font-size-asian="54pt" style:font-size-complex="54pt"/>
    </style:style>
    <style:style style:name="P7" style:family="paragraph">
      <style:paragraph-properties fo:margin-left="0cm" fo:margin-right="0cm" fo:text-align="center" fo:text-indent="0cm">
        <style:tab-stops>
          <style:tab-stop style:position="1cm"/>
        </style:tab-stops>
      </style:paragraph-properties>
      <style:text-properties fo:color="#ffffff" style:font-name="Arial Black" fo:font-size="54pt" fo:font-weight="bold" style:font-size-asian="54pt" style:font-size-complex="54pt"/>
    </style:style>
    <style:style style:name="T1" style:family="text">
      <style:text-properties style:use-window-font-color="true" style:font-name="Arial Black1" fo:font-size="54pt" fo:language="pl" fo:country="PL" fo:font-style="normal" fo:font-weight="bold" style:font-name-asian="Bookman Old Style" style:font-size-asian="54pt" style:language-asian="pl" style:country-asian="PL" style:font-style-asian="italic" style:font-weight-asian="bold" style:font-name-complex="Bookman Old Style" style:font-size-complex="54pt" style:language-complex="pl" style:country-complex="PL" style:font-style-complex="italic" style:font-weight-complex="bold"/>
    </style:style>
    <style:style style:name="T2" style:family="text">
      <style:text-properties style:use-window-font-color="true" style:font-name="Arial Black1" fo:font-size="54pt" fo:language="pl" fo:country="PL" fo:font-style="normal" fo:font-weight="bold" style:font-size-asian="54pt" style:language-asian="pl" style:country-asian="PL" style:font-size-complex="54pt" style:language-complex="pl" style:country-complex="PL"/>
    </style:style>
    <style:style style:name="T3" style:family="text">
      <style:text-properties fo:color="#ffffff" style:font-name="Arial Black1" fo:font-size="54pt" fo:language="pl" fo:country="PL" fo:font-style="normal" fo:font-weight="bold" style:font-size-asian="54pt" style:language-asian="pl" style:country-asian="PL" style:font-size-complex="54pt" style:language-complex="pl" style:country-complex="PL"/>
    </style:style>
    <style:style style:name="T4" style:family="text">
      <style:text-properties fo:color="#ffffff" style:font-name="Arial Black" fo:font-size="54pt" fo:language="pl" fo:country="PL" fo:font-weight="bold" style:font-size-asian="54pt" style:language-asian="pl" style:country-asian="PL" style:font-size-complex="54pt" style:language-complex="pl" style:country-complex="PL"/>
    </style:style>
    <style:style style:name="T5" style:family="text">
      <style:text-properties fo:color="#ffffff" style:font-name="Arial Black" fo:font-size="54pt" fo:language="pl" fo:country="PL" fo:font-style="normal" fo:font-weight="bold" style:font-size-asian="54pt" style:language-asian="pl" style:country-asian="PL" style:font-size-complex="54pt" style:language-complex="pl" style:country-complex="P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ajd_5f_wzorzec." presentation:presentation-page-layout-name="AL1T0">
        <draw:frame presentation:style-name="pr1" draw:text-style-name="P2" draw:layer="layout" svg:width="28cm" svg:height="21cm" svg:x="0cm" svg:y="-0.001cm" presentation:class="subtitle" presentation:user-transformed="true">
          <draw:text-box>
            <text:p text:style-name="P1"><text:span text:style-name="T1">Jesteś życiem mym</text:span><text:span text:style-name="T2">,</text:span></text:p>
            <text:p text:style-name="P1"><text:span text:style-name="T2">więc każdy ruch</text:span></text:p>
            <text:p text:style-name="P1"><text:span text:style-name="T2">robię w Tobie,</text:span></text:p>
            <text:p text:style-name="P1"><text:span text:style-name="T2">Jezu Ty pozwalasz</text:span></text:p>
            <text:p text:style-name="P1"><text:span text:style-name="T2">wciąż oddychać mi</text:span></text:p>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slajd_5f_wzorzec." presentation:presentation-page-layout-name="AL1T0">
        <draw:frame presentation:style-name="pr1" draw:text-style-name="P4" draw:layer="layout" svg:width="28cm" svg:height="21cm" svg:x="-0.001cm" svg:y="-0.001cm" presentation:class="subtitle" presentation:user-transformed="true">
          <draw:text-box>
            <text:p text:style-name="P1"><text:span text:style-name="T3">Jesteś drogą mą,</text:span></text:p>
            <text:p text:style-name="P1"><text:span text:style-name="T3">więc każdy krok</text:span></text:p>
            <text:p text:style-name="P1"><text:span text:style-name="T3">stawiam w Tobie,</text:span></text:p>
            <text:p text:style-name="P1"><text:span text:style-name="T3">Jezu Ty pozwalasz</text:span></text:p>
            <text:p text:style-name="P1"><text:span text:style-name="T3">wciąż oddychać mi</text:span></text:p>
          </draw:text-box>
        </draw:frame>
        <presentation:notes draw:style-name="dp2">
          <draw:page-thumbnail draw:style-name="gr1" draw:layer="layout" svg:width="13.586cm" svg:height="11.136cm" svg:x="3.705cm" svg:y="2.256cm" draw:page-number="2" presentation:class="page"/>
          <draw:frame presentation:style-name="pr3" draw:text-style-name="P5" draw:layer="layout" svg:width="16.799cm" svg:height="13.365cm" svg:x="2.1cm" svg:y="14.106cm" presentation:class="notes" presentation:placeholder="true" presentation:user-transformed="true">
            <draw:text-box/>
          </draw:frame>
        </presentation:notes>
      </draw:page>
      <draw:page draw:name="page3" draw:style-name="dp1" draw:master-page-name="slajd_5f_wzorzec." presentation:presentation-page-layout-name="AL1T0">
        <draw:frame presentation:style-name="pr1" draw:text-style-name="P7" draw:layer="layout" svg:width="28cm" svg:height="21cm" svg:x="0cm" svg:y="0.001cm" presentation:class="subtitle" presentation:user-transformed="true">
          <draw:text-box>
            <text:p text:style-name="P6"><text:span text:style-name="T4">Fale Twojej łaski, Panie,</text:span></text:p>
            <text:p text:style-name="P6"><text:span text:style-name="T4">gdzie nie spojrzę,</text:span></text:p>
            <text:p text:style-name="P6"><text:span text:style-name="T4">Tam wciąż widzę Cię.</text:span></text:p>
            <text:p text:style-name="P6"><text:span text:style-name="T4">Twa miłość mnie uwiodła,</text:span></text:p>
            <text:p text:style-name="P6"><text:span text:style-name="T4">Jezu - jakże to</text:span></text:p>
            <text:p text:style-name="P6"><text:span text:style-name="T4">możliwe jest?</text:span></text:p>
            <text:p text:style-name="P6"><text:span text:style-name="T5">Na na, na na na na na...</text:span></text:p>
          </draw:text-box>
        </draw:frame>
        <presentation:notes draw:style-name="dp2">
          <draw:page-thumbnail draw:style-name="gr1" draw:layer="layout" svg:width="13.586cm" svg:height="11.136cm" svg:x="3.705cm" svg:y="2.256cm" draw:page-number="3" presentation:class="page"/>
          <draw:frame presentation:style-name="pr4" draw:text-style-name="P3"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Lucida Sans Unicode1" svg:font-family="'Lucida Sans Unicode'" style:font-family-generic="roman" style:font-pitch="variable"/>
    <style:font-face style:name="Tahoma1"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Arial Black1" svg:font-family="'Arial Black'" style:font-adornments="Normalny"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none" style:country-asian="none" style:font-name-complex="Arial Unicode M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Thornda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slajd_5f_wzorzec.-background" style:display-name="slajd_wzorzec.-background" style:family="presentation">
      <style:graphic-properties draw:stroke="none" draw:fill="solid" draw:fill-color="#000000" draw:fill-image-width="0cm" draw:fill-image-height="0cm"/>
    </style:style>
    <style:style style:name="slajd_5f_wzorzec.-backgroundobjects" style:display-name="slajd_wzorzec.-backgroundobjects" style:family="presentation">
      <style:graphic-properties draw:shadow="hidden" draw:shadow-offset-x="0.3cm" draw:shadow-offset-y="0.3cm" draw:shadow-color="#808080"/>
    </style:style>
    <style:style style:name="slajd_5f_wzorzec.-notes" style:display-name="slajd_wzorzec.-notes" style:family="presentation">
      <style:graphic-properties draw:stroke="none" draw:fill="none">
        <text:list-style style:name="slajd_5f_wzorzec.-notes" style:display-name="slajd_wzorze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slajd_5f_wzorzec.-outline1" style:display-name="slajd_wzorzec.-outline1" style:family="presentation">
      <style:graphic-properties draw:stroke="none" draw:fill="none">
        <text:list-style style:name="slajd_5f_wzorzec.-outline1" style:display-name="slajd_wzorze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slajd_5f_wzorzec.-outline2" style:display-name="slajd_wzorzec.-outline2" style:family="presentation" style:parent-style-name="slajd_5f_wzorzec.-outline1">
      <style:paragraph-properties fo:margin-left="2.4cm" fo:margin-right="0cm" fo:margin-top="0cm" fo:margin-bottom="0.4cm" fo:text-indent="0cm"/>
      <style:text-properties fo:font-size="28pt" style:font-size-asian="28pt" style:font-size-complex="28pt"/>
    </style:style>
    <style:style style:name="slajd_5f_wzorzec.-outline3" style:display-name="slajd_wzorzec.-outline3" style:family="presentation" style:parent-style-name="slajd_5f_wzorzec.-outline2">
      <style:paragraph-properties fo:margin-left="3.6cm" fo:margin-right="0cm" fo:margin-top="0cm" fo:margin-bottom="0.3cm" fo:text-indent="0cm"/>
      <style:text-properties fo:font-size="24pt" style:font-size-asian="24pt" style:font-size-complex="24pt"/>
    </style:style>
    <style:style style:name="slajd_5f_wzorzec.-outline4" style:display-name="slajd_wzorzec.-outline4" style:family="presentation" style:parent-style-name="slajd_5f_wzorzec.-outline3">
      <style:paragraph-properties fo:margin-left="4.8cm" fo:margin-right="0cm" fo:margin-top="0cm" fo:margin-bottom="0.2cm" fo:text-indent="0cm"/>
      <style:text-properties fo:font-size="20pt" style:font-size-asian="20pt" style:font-size-complex="20pt"/>
    </style:style>
    <style:style style:name="slajd_5f_wzorzec.-outline5" style:display-name="slajd_wzorzec.-outline5" style:family="presentation" style:parent-style-name="slajd_5f_wzorzec.-outline4">
      <style:paragraph-properties fo:margin-left="6cm" fo:margin-right="0cm" fo:margin-top="0cm" fo:margin-bottom="0.1cm" fo:text-indent="0cm"/>
      <style:text-properties fo:font-size="20pt" style:font-size-asian="20pt" style:font-size-complex="20pt"/>
    </style:style>
    <style:style style:name="slajd_5f_wzorzec.-outline6" style:display-name="slajd_wzorzec.-outline6" style:family="presentation" style:parent-style-name="slajd_5f_wzorzec.-outline5">
      <style:paragraph-properties fo:margin-left="7.2cm" fo:margin-right="0cm" fo:margin-top="0cm" fo:margin-bottom="0.1cm" fo:text-indent="0cm"/>
      <style:text-properties fo:font-size="20pt" style:font-size-asian="20pt" style:font-size-complex="20pt"/>
    </style:style>
    <style:style style:name="slajd_5f_wzorzec.-outline7" style:display-name="slajd_wzorzec.-outline7" style:family="presentation" style:parent-style-name="slajd_5f_wzorzec.-outline6">
      <style:paragraph-properties fo:margin-left="8.4cm" fo:margin-right="0cm" fo:margin-top="0cm" fo:margin-bottom="0.1cm" fo:text-indent="0cm"/>
      <style:text-properties fo:font-size="20pt" style:font-size-asian="20pt" style:font-size-complex="20pt"/>
    </style:style>
    <style:style style:name="slajd_5f_wzorzec.-outline8" style:display-name="slajd_wzorzec.-outline8" style:family="presentation" style:parent-style-name="slajd_5f_wzorzec.-outline7">
      <style:paragraph-properties fo:margin-left="9.6cm" fo:margin-right="0cm" fo:margin-top="0cm" fo:margin-bottom="0.1cm" fo:text-indent="0cm"/>
      <style:text-properties fo:font-size="20pt" style:font-size-asian="20pt" style:font-size-complex="20pt"/>
    </style:style>
    <style:style style:name="slajd_5f_wzorzec.-outline9" style:display-name="slajd_wzorzec.-outline9" style:family="presentation" style:parent-style-name="slajd_5f_wzorzec.-outline8">
      <style:paragraph-properties fo:margin-left="10.8cm" fo:margin-right="0cm" fo:margin-top="0cm" fo:margin-bottom="0.1cm" fo:text-indent="0cm"/>
      <style:text-properties fo:font-size="20pt" style:font-size-asian="20pt" style:font-size-complex="20pt"/>
    </style:style>
    <style:style style:name="slajd_5f_wzorzec.-subtitle" style:display-name="slajd_wzorzec.-subtitle" style:family="presentation">
      <style:graphic-properties draw:stroke="none" draw:fill="none" draw:textarea-vertical-align="middle">
        <text:list-style style:name="slajd_5f_wzorzec.-subtitle" style:display-name="slajd_wzorze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slajd_5f_wzorzec.-title" style:display-name="slajd_wzorzec.-title" style:family="presentation">
      <style:graphic-properties draw:stroke="none" draw:fill="none" draw:textarea-vertical-align="middle">
        <text:list-style style:name="slajd_5f_wzorzec.-title" style:display-name="slajd_wzorze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slajd_5f_wzorzec.-backgroundobjects">
      <style:graphic-properties draw:stroke="none" draw:fill="none" draw:fill-color="#ffffff" draw:auto-grow-height="false" fo:min-height="1.449cm"/>
    </style:style>
    <style:style style:name="Mpr2" style:family="presentation" style:parent-style-name="slajd_5f_wzorzec.-backgroundobjects">
      <style:graphic-properties draw:stroke="none" draw:fill="none" draw:fill-color="#ffffff" draw:auto-grow-height="false" fo:min-height="1.397cm"/>
    </style:style>
    <style:style style:name="Mpr3" style:family="presentation" style:parent-style-name="slajd_5f_wzorzec.-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slajd_5f_wzorzec." style:display-name="slajd_wzorzec." style:page-layout-name="PM1" draw:style-name="Mdp1">
      <draw:frame presentation:style-name="slajd_5f_wzorzec.-title" draw:layer="backgroundobjects" svg:width="25.199cm" svg:height="3.506cm" svg:x="1.4cm" svg:y="0.837cm" presentation:class="title" presentation:placeholder="true" presentation:user-transformed="true">
        <draw:text-box/>
      </draw:frame>
      <draw:frame presentation:style-name="slajd_5f_wzorzec.-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slajd_5f_wzorzec.-title" draw:layer="backgroundobjects" svg:width="13.586cm" svg:height="11.136cm" svg:x="3.705cm" svg:y="2.256cm" presentation:class="page"/>
        <draw:frame presentation:style-name="slajd_5f_wzorzec.-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Windows_x86 LibreOffice_project/40b2d7fde7e8d2d7bc5a449dc65df4d08a7dd38</meta:generator>
    <meta:creation-date>2006-05-05T16:59:00</meta:creation-date>
    <dc:date>2014-03-24T20:36:26.577000000</dc:date>
    <dc:language>en-US</dc:language>
    <meta:editing-cycles>25</meta:editing-cycles>
    <meta:editing-duration>PT25M51S</meta:editing-duration>
    <meta:document-statistic meta:object-count="24"/>
    <meta:user-defined meta:name="Info 1"/>
    <meta:user-defined meta:name="Info 2"/>
    <meta:user-defined meta:name="Info 3"/>
    <meta:user-defined meta:name="Info 4"/>
  </office:meta>
</office:document-meta>
</file>